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41f" officeooo:paragraph-rsid="001cd41f"/>
    </style:style>
    <style:style style:name="T1" style:family="text">
      <style:text-properties officeooo:rsid="001e35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</text:p>
      <text:p text:style-name="P1">The main inspiration of becoming a computer scientist is the game coding possibilities in the field when understanding code. In the future, I hope to have a stable work position as a programmer while my spare time is used to create fun games of my own. The block dodge game was my first visual game I created while following along a programing tutorial using python and pygame. The game tutorial was later used as a template to modify additional function to the existing program. <text:span text:style-name="T1">Although the gaming aspect was fun, I felt that there was a need to be able to send user rating in a simple manner and the idea of a simple server-client seem easier said and done. With data sent towards a database of players, the data can be displayed on a secure webpage like djan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3:25:57.690947198</meta:creation-date>
    <meta:generator>LibreOffice/5.1.6.2$Linux_X86_64 LibreOffice_project/10m0$Build-2</meta:generator>
    <dc:date>2017-11-22T23:43:04.297655801</dc:date>
    <meta:editing-duration>PT5M2S</meta:editing-duration>
    <meta:editing-cycles>1</meta:editing-cycles>
    <meta:document-statistic meta:table-count="0" meta:image-count="0" meta:object-count="0" meta:page-count="1" meta:paragraph-count="2" meta:word-count="140" meta:character-count="775" meta:non-whitespace-character-count="637"/>
  </office:meta>
</office:document-meta>
</file>